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margin-top="0cm" fo:margin-bottom="0.199cm" fo:text-align="center" style:justify-single-word="false"/>
      <style:text-properties fo:font-weight="bold" style:font-weight-asian="bold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Оценка выполненного задания.</text:p>
      <text:p text:style-name="P1">Аттестационное задание было выполнено Ипполитовой Ольгой к назначенному времени и в полном объёме. Были корректно перечислены все возможные <text:span text:style-name="T2">тестовые сценарии в тестовом сьюте по тестированию </text:span><text:span text:style-name="T1">agreements. </text:span><text:span text:style-name="T2">Был произведен детальный дизайн тестовых сценариев по созданию </text:span><text:span text:style-name="T1">agreements (</text:span><text:span text:style-name="T2">позитивные и негативные сценарии</text:span><text:span text:style-name="T1">)</text:span><text:span text:style-name="T2">. Возможные тестовые сценарии указаны в полном объёме, тестовое покрытие составляет 100%. Покрытие данными не полное. Пропущен один вариант использования данных: набор с данными вида </text:span><text:span text:style-name="T1">Null </text:span><text:span text:style-name="T2">во всех полях. Тест дизайн выполнен согласно утвержденным правилам, но отсутствует краткое описание компонента в тест сьюте.</text:span></text:p>
      <text:p text:style-name="P1"><text:span text:style-name="T2">Несмотря на один пропущенный набор данных и отсутствие краткого описания компонента, считаю что Ипполитова О. Может быть аттестована на должность специалиста по качеству ПО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Константин Фирсанов</meta:initial-creator>
    <meta:creation-date>2014-05-05T15:03:04.74</meta:creation-date>
    <dc:date>2014-05-05T15:26:33.57</dc:date>
    <dc:creator>Константин Фирсанов</dc:creator>
    <meta:editing-duration>PT23M27S</meta:editing-duration>
    <meta:editing-cycles>3</meta:editing-cycles>
    <meta:generator>OpenOffice/4.0.1$Win32 OpenOffice.org_project/401m5$Build-9714</meta:generator>
    <meta:document-statistic meta:table-count="0" meta:image-count="0" meta:object-count="0" meta:page-count="1" meta:paragraph-count="3" meta:word-count="108" meta:character-count="824"/>
  </office:meta>
</office:document-meta>
</file>